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11pt"/>
    </style:style>
    <style:style style:name="co2" style:family="table-column">
      <style:table-column-properties fo:break-before="auto" style:column-width="77.95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24.69pt" fo:break-before="auto" style:use-optimal-row-height="false"/>
    </style:style>
    <style:style style:name="ro2" style:family="table-row">
      <style:table-row-properties style:row-height="32.94pt" fo:break-before="auto" style:use-optimal-row-height="false"/>
    </style:style>
    <style:style style:name="ro3" style:family="table-row">
      <style:table-row-properties style:row-height="21.71pt" fo:break-before="auto" style:use-optimal-row-height="false"/>
    </style:style>
    <style:style style:name="ro4" style:family="table-row">
      <style:table-row-properties style:row-height="27.69pt" fo:break-before="auto" style:use-optimal-row-height="false"/>
    </style:style>
    <style:style style:name="ro5" style:family="table-row">
      <style:table-row-properties style:row-height="12.76pt" fo:break-before="auto" style:use-optimal-row-height="false"/>
    </style:style>
    <style:style style:name="ro6" style:family="table-row">
      <style:table-row-properties style:row-height="12.81pt" fo:break-before="auto" style:use-optimal-row-height="false"/>
    </style:style>
    <style:style style:name="ta1" style:family="table" style:master-page-name="PageStyle_5f_Contraloría_20_Distrital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glyph-orientation-vertical="0" fo:background-color="#ffff00" style:cell-protect="protected" style:print-content="true" style:diagonal-bl-tr="none" style:diagonal-tl-br="none" style:text-align-source="fix" style:repeat-content="false" fo:wrap-option="wrap" fo:border="0.06pt soli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wrap-option="wrap" fo:border="0.06pt solid #000000" fo:padding="2.01pt" style:vertical-align="middle"/>
      <style:paragraph-properties fo:text-align="center" fo:margin-left="0pt"/>
      <style:text-properties style:text-position=""/>
    </style:style>
    <style:style style:name="ce4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06pt soli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06pt soli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style:glyph-orientation-vertical="0" fo:background-color="#ffff00" style:cell-protect="protected" style:print-content="true" style:diagonal-bl-tr="none" style:diagonal-tl-br="none" style:text-align-source="fix" style:repeat-content="false" fo:wrap-option="wrap" fo:border="0.06pt soli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Default">
      <style:table-cell-properties style:text-align-source="fix" style:repeat-content="false" fo:wrap-option="wrap" fo:border="0.06pt solid #000000" fo:padding="2.01pt" style:vertical-align="middle"/>
      <style:paragraph-properties fo:text-align="center" fo:margin-left="0pt"/>
    </style:style>
    <style:style style:name="ce9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06pt soli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0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06pt soli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gr1" style:family="graphic">
      <style:graphic-properties draw:marker-start="Arrowheads_20_1" draw:marker-start-width="5.67pt" draw:marker-start-center="false" draw:fill="solid" draw:fill-color="#ffffc0" draw:auto-grow-height="true" draw:auto-grow-width="false" fo:min-height="22.42pt" fo:padding-top="2.83pt" fo:padding-bottom="2.83pt" fo:padding-left="2.83pt" fo:padding-right="2.83pt" draw:shadow="hidden" draw:shadow-offset-x="2.83pt" draw:shadow-offset-y="2.83pt" draw:caption-escape-direction="auto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fo:font-family="Arial" style:font-family-generic="swiss" style:font-pitch="variabl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family-complex="Arial" style:font-family-generic-complex="swiss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fo:font-family="Arial" style:font-family-generic="swiss" style:font-pitch="variabl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family-complex="Arial" style:font-family-generic-complex="swiss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fo:font-family="Arial" style:font-family-generic="swiss" style:font-pitch="variabl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family-complex="Arial" style:font-family-generic-complex="swiss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use-regular-expressions="false"/>
      <table:table table:name="Contraloría Distrital" table:style-name="ta1">
        <office:forms form:automatic-focus="false" form:apply-design-mode="false"/>
        <table:table-column table:style-name="co1" table:number-columns-repeated="5" table:default-cell-style-name="Default"/>
        <table:table-column table:style-name="co2" table:default-cell-style-name="Default"/>
        <table:table-column table:style-name="co1" table:number-columns-repeated="9" table:default-cell-style-name="Default"/>
        <table:table-row table:style-name="ro1">
          <table:table-cell table:style-name="ce1" office:value-type="string" calcext:value-type="string" table:number-columns-spanned="15" table:number-rows-spanned="1">
            <text:p>UNIVERSIDAD DISTRITAL FRANCISCO JOSÉ DE CALDAS</text:p>
          </table:table-cell>
          <table:covered-table-cell table:style-name="ce4"/>
          <table:covered-table-cell table:number-columns-repeated="13" table:style-name="ce5"/>
        </table:table-row>
        <table:table-row table:style-name="ro2">
          <table:table-cell table:style-name="ce1" office:value-type="string" calcext:value-type="string" table:number-columns-spanned="15" table:number-rows-spanned="1">
            <text:p>PLAN DE MEJORAMIENTO CONTRALORÍA DISTRITAL</text:p>
          </table:table-cell>
          <table:covered-table-cell table:style-name="ce4"/>
          <table:covered-table-cell table:number-columns-repeated="13" table:style-name="ce5"/>
        </table:table-row>
        <table:table-row table:style-name="ro3">
          <table:table-cell table:style-name="ce2" office:value-type="string" calcext:value-type="string" table:number-columns-spanned="1" table:number-rows-spanned="2">
            <text:p>PLAN DE MEJORAMIENTO</text:p>
            <text:p/>
          </table:table-cell>
          <table:table-cell table:style-name="ce2" office:value-type="string" calcext:value-type="string" table:number-columns-spanned="1" table:number-rows-spanned="2">
            <text:p>LINEA </text:p>
            <text:p>DE AUDITORIA</text:p>
          </table:table-cell>
          <table:table-cell table:style-name="ce2" office:value-type="string" calcext:value-type="string" table:number-columns-spanned="1" table:number-rows-spanned="2">
            <text:p>NUMERO Y</text:p>
            <text:p>DESCRIPCION DEL</text:p>
            <text:p>HALLAZGO</text:p>
          </table:table-cell>
          <table:table-cell table:style-name="ce2" office:value-type="string" calcext:value-type="string" table:number-columns-spanned="1" table:number-rows-spanned="2">
            <text:p>ACCIONES</text:p>
            <text:p>CORRECTIVAS</text:p>
          </table:table-cell>
          <table:table-cell table:style-name="ce2" office:value-type="string" calcext:value-type="string" table:number-columns-spanned="1" table:number-rows-spanned="2">
            <text:p>INDICADORES</text:p>
          </table:table-cell>
          <table:table-cell table:style-name="ce2" office:value-type="string" calcext:value-type="string" table:number-columns-spanned="1" table:number-rows-spanned="2">
            <text:p>META</text:p>
          </table:table-cell>
          <table:table-cell table:style-name="ce2" office:value-type="string" calcext:value-type="string" table:number-columns-spanned="1" table:number-rows-spanned="2">
            <text:p>ÁREA RESPONSABLE</text:p>
          </table:table-cell>
          <table:table-cell table:style-name="ce2" office:value-type="string" calcext:value-type="string" table:number-columns-spanned="1" table:number-rows-spanned="2">
            <text:p>RESPONSABLES DE LA</text:p>
            <text:p>EJECUCIÓN</text:p>
          </table:table-cell>
          <table:table-cell table:style-name="ce2" office:value-type="string" calcext:value-type="string" table:number-columns-spanned="1" table:number-rows-spanned="2">
            <text:p>RECURSOS</text:p>
          </table:table-cell>
          <table:table-cell table:style-name="ce2" office:value-type="string" calcext:value-type="string" table:number-columns-spanned="2" table:number-rows-spanned="1">
            <text:p>FECHA</text:p>
          </table:table-cell>
          <table:covered-table-cell table:style-name="ce2"/>
          <table:table-cell table:style-name="ce2" office:value-type="string" calcext:value-type="string" table:number-columns-spanned="1" table:number-rows-spanned="2">
            <text:p>RESULTADO DEL</text:p>
            <text:p>INDICADOR</text:p>
            <text:p>CONTRALORÍA</text:p>
          </table:table-cell>
          <table:table-cell table:style-name="ce2" office:value-type="string" calcext:value-type="string" table:number-columns-spanned="1" table:number-rows-spanned="2">
            <text:p>RESULTADO DEL</text:p>
            <text:p>SEGUIMIENTO ENTIDAD</text:p>
          </table:table-cell>
          <table:table-cell table:style-name="ce2" office:value-type="string" calcext:value-type="string" table:number-columns-spanned="2" table:number-rows-spanned="1">
            <text:p>AVANCE ACCIONES DE MEJORAMIENTO</text:p>
          </table:table-cell>
          <table:covered-table-cell table:style-name="ce2"/>
        </table:table-row>
        <table:table-row table:style-name="ro3">
          <table:covered-table-cell table:number-columns-repeated="9" table:style-name="ce2"/>
          <table:table-cell table:style-name="ce2" office:value-type="string" calcext:value-type="string">
            <text:p>INICIO</text:p>
          </table:table-cell>
          <table:table-cell table:style-name="ce2" office:value-type="string" calcext:value-type="string">
            <text:p>FINALIZACIÓN</text:p>
          </table:table-cell>
          <table:covered-table-cell table:number-columns-repeated="2" table:style-name="ce2"/>
          <table:table-cell table:style-name="ce2" office:value-type="string" calcext:value-type="string">
            <text:p>CALIFICACIÓN</text:p>
          </table:table-cell>
          <table:table-cell table:style-name="ce2" office:value-type="string" calcext:value-type="string">
            <text:p>% DE AVANCE</text:p>
          </table:table-cell>
        </table:table-row>
        <table:table-row table:style-name="ro4">
          <table:table-cell table:style-name="ce3" table:formula="of:=&quot;plan['plan_nombre']&quot;" office:value-type="string" office:string-value="plan['plan_nombre']" calcext:value-type="string">
            <office:annotation draw:style-name="gr1" draw:text-style-name="P2" svg:width="82.18pt" svg:height="28.09pt" svg:x="36.23pt" svg:y="0pt" draw:caption-point-x="74.47pt" draw:caption-point-y="101.31pt">
              <dc:date>2018-10-02T00:00:00</dc:date>
              <text:p text:style-name="P1"><text:span text:style-name="T1">do row for plan in data</text:span></text:p>
            </office:annotation>
            <text:p>plan['plan_nombre']</text:p>
          </table:table-cell>
          <table:table-cell table:style-name="ce3" table:formula="of:=&quot;plan['hallazgo_nombre']&quot;" office:value-type="string" office:string-value="plan['hallazgo_nombre']" calcext:value-type="string">
            <text:p>plan['hallazgo_nombre']</text:p>
          </table:table-cell>
          <table:table-cell table:style-name="ce3" table:formula="of:=&quot;plan['hallazgo_descripcion']&quot;" office:value-type="string" office:string-value="plan['hallazgo_descripcion']" calcext:value-type="string">
            <text:p>plan['hallazgo_descripcion']</text:p>
          </table:table-cell>
          <table:table-cell table:style-name="ce3" table:formula="of:=&quot;plan['accion_descripcion']&quot;" office:value-type="string" office:string-value="plan['accion_descripcion']" calcext:value-type="string">
            <text:p>plan['accion_descripcion']</text:p>
          </table:table-cell>
          <table:table-cell table:style-name="ce3" table:formula="of:=&quot;plan['accion_indicador']&quot;" office:value-type="string" office:string-value="plan['accion_indicador']" calcext:value-type="string">
            <text:p>plan['accion_indicador']</text:p>
          </table:table-cell>
          <table:table-cell table:style-name="ce3" table:formula="of:=&quot;plan['accion_meta']&quot;" office:value-type="string" office:string-value="plan['accion_meta']" calcext:value-type="string">
            <text:p>plan['accion_meta']</text:p>
          </table:table-cell>
          <table:table-cell table:style-name="ce3" table:formula="of:=&quot;plan['accion_unidad']&quot;" office:value-type="string" office:string-value="plan['accion_unidad']" calcext:value-type="string">
            <text:p>plan['accion_unidad']</text:p>
          </table:table-cell>
          <table:table-cell table:style-name="ce3" table:formula="of:=&quot;plan['accion_ejecutor']&quot;" office:value-type="string" office:string-value="plan['accion_ejecutor']" calcext:value-type="string">
            <text:p>plan['accion_ejecutor']</text:p>
          </table:table-cell>
          <table:table-cell table:style-name="ce3" table:formula="of:=&quot;plan['accion_recursos']&quot;" office:value-type="string" office:string-value="plan['accion_recursos']" calcext:value-type="string">
            <text:p>plan['accion_recursos']</text:p>
          </table:table-cell>
          <table:table-cell table:style-name="ce3" table:formula="of:=&quot;plan['accion_fecha_inicio']&quot;" office:value-type="string" office:string-value="plan['accion_fecha_inicio']" calcext:value-type="string">
            <text:p>plan['accion_fecha_inicio']</text:p>
          </table:table-cell>
          <table:table-cell table:style-name="ce3" table:formula="of:=&quot;plan['accion_fecha_fin']&quot;" office:value-type="string" office:string-value="plan['accion_fecha_fin']" calcext:value-type="string">
            <text:p>plan['accion_fecha_fin']</text:p>
          </table:table-cell>
          <table:table-cell table:style-name="ce3" table:formula="of:=&quot;plan['avance_observacion']&quot;" office:value-type="string" office:string-value="plan['avance_observacion']" calcext:value-type="string">
            <text:p>plan['avance_observacion']</text:p>
          </table:table-cell>
          <table:table-cell table:style-name="ce3" table:formula="of:=&quot;plan['avance_descripcion']&quot;" office:value-type="string" office:string-value="plan['avance_descripcion']" calcext:value-type="string">
            <text:p>plan['avance_descripcion']</text:p>
          </table:table-cell>
          <table:table-cell table:style-name="ce3" table:formula="of:=&quot;plan['avance_calificacion']&quot;" office:value-type="string" office:string-value="plan['avance_calificacion']" calcext:value-type="string">
            <text:p>plan['avance_calificacion']</text:p>
          </table:table-cell>
          <table:table-cell table:style-name="ce3" table:formula="of:=&quot;plan['avance_porcentaje_avance']&quot;" office:value-type="string" office:string-value="plan['avance_porcentaje_avance']" calcext:value-type="string">
            <text:p>plan['avance_porcentaje_avance']</text:p>
          </table:table-cell>
        </table:table-row>
        <table:table-row table:style-name="ro5" table:number-rows-repeated="1048561">
          <table:table-cell table:number-columns-repeated="15"/>
        </table:table-row>
        <table:table-row table:style-name="ro6" table:number-rows-repeated="9">
          <table:table-cell table:number-columns-repeated="15"/>
        </table:table-row>
        <table:table-row table:style-name="ro6"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2.01pt" style:rotation-align="none"/>
      <style:text-properties style:font-name="Arial" fo:font-family="Arial" style:font-name-asian="Noto Sans CJK SC Regular" style:font-family-asian="'Noto Sans CJK SC Regular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7.2pt" fo:margin-bottom="7.2pt" fo:margin-left="21.6pt" fo:margin-right="21.6pt" style:print-page-order="ltr" style:scale-to="100%" style:table-centering="horizontal" style:writing-mode="lr-tb"/>
      <style:header-style>
        <style:header-footer-properties fo:min-height="21.26pt" fo:margin-left="32.26pt" fo:margin-right="32.26pt" fo:margin-bottom="26.7pt"/>
      </style:header-style>
      <style:footer-style>
        <style:header-footer-properties fo:min-height="21.26pt" fo:margin-left="32.26pt" fo:margin-right="32.26pt" fo:margin-top="9.44pt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03">00/00/0000</text:date>, <text:time style:data-style-name="N2" text:time-value="14:08:15.14914929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ntraloría_20_Distrital" style:display-name="PageStyle_Contraloría Distrital" style:page-layout-name="Mpm3">
      <style:header>
        <text:p><text:span text:style-name="MT1"><text:page-number>1</text:page-number></text:span></text:p>
      </style:header>
      <style:header-left style:display="false">
        <text:p><text:span text:style-name="MT1"><text:page-number>1</text:page-number></text:span></text:p>
      </style:header-left>
      <style:footer>
        <text:p><text:span text:style-name="MT1"><text:file-name text:display="name-and-extension">???</text:file-name></text:span></text:p>
      </style:footer>
      <style:footer-left style:display="false">
        <text:p><text:span text:style-name="MT1"><text:file-name text:display="name-and-extension">???</text:file-name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8-10-03T12:29:27.072544383</dc:date>
    <meta:editing-duration>PT54M11S</meta:editing-duration>
    <meta:editing-cycles>39</meta:editing-cycles>
    <meta:document-statistic meta:table-count="1" meta:cell-count="34" meta:object-count="0"/>
  </office:meta>
</office:document-meta>
</file>